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color="#6b0094"/>
    </style:style>
    <style:style style:name="ce27" style:family="table-cell" style:parent-style-name="Default">
      <style:text-properties fo:color="#6b0094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3" style:family="table-cell" style:parent-style-name="Default">
      <style:text-properties fo:color="#ffffff"/>
    </style:style>
    <style:style style:name="ce34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4"/>
        </table:table-row>
        <table:table-row table:style-name="ro2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TS</text:p>
          </table:table-cell>
          <table:table-cell table:style-name="ce22" office:value-type="string" calcext:value-type="string" table:number-columns-spanned="3" table:number-rows-spanned="1">
            <text:p>← Enter “RS” or “TS” here 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Direct drive or geared extruder?</text:p>
          </table:table-cell>
          <table:table-cell table:style-name="ce15" office:value-type="string" calcext:value-type="string">
            <text:p>direct</text:p>
          </table:table-cell>
          <table:table-cell table:style-name="ce22" office:value-type="string" calcext:value-type="string" table:number-columns-spanned="3" table:number-rows-spanned="1">
            <text:p>← Enter “direct” or “geared” here</text:p>
          </table:table-cell>
          <table:covered-table-cell table:number-columns-repeated="2" table:style-name="ce4"/>
          <table:table-cell table:number-columns-repeated="2"/>
        </table:table-row>
        <table:table-row table:style-name="ro2">
          <table:table-cell table:style-name="ce5"/>
          <table:table-cell table:style-name="Default"/>
          <table:table-cell table:number-columns-repeated="5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30"/>
          <table:table-cell table:number-columns-repeated="3"/>
        </table:table-row>
        <table:table-row table:style-name="ro2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3"/>
        </table:table-row>
        <table:table-row table:style-name="ro2">
          <table:table-cell table:style-name="ce8" office:value-type="string" calcext:value-type="string">
            <text:p>Vertical frame piece (sides)</text:p>
          </table:table-cell>
          <table:table-cell office:value-type="float" office:value="2" calcext:value-type="float">
            <text:p>2</text:p>
          </table:table-cell>
          <table:table-cell table:style-name="ce24" table:formula="of:=ROUND(IF([.B$3]=&quot;metric&quot;;[.E12];[.E12]/25.4);1)" office:value-type="float" office:value="400" calcext:value-type="float">
            <text:p>40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$4]=&quot;RS&quot;;175;200)+(IF([.B$3]=&quot;metric&quot;;[.B$7];[.B$7]*25.4))" office:value-type="float" office:value="400" calcext:value-type="float">
            <text:p>400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3];[.E13]/25.4);1)" office:value-type="float" office:value="330" calcext:value-type="float">
            <text:p>33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130+(IF([.B$3]=&quot;metric&quot;;[.B5];[.B5]*25.4))" office:value-type="float" office:value="330" calcext:value-type="float">
            <text:p>330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Y axis frame piece (TS only)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4]&gt;0;ROUND(IF([.B$3]=&quot;metric&quot;;[.E14];[.E14]/25.4);1);&quot;&quot;)" office:value-type="float" office:value="400" calcext:value-type="float">
            <text:p>400</text:p>
          </table:table-cell>
          <table:table-cell table:style-name="ce31" table:formula="of:=IF([.B14]&gt;0;IF([.$B$3]=&quot;metric&quot;;&quot;mm&quot;;&quot;inches&quot;);&quot;&quot;)" office:value-type="string" office:string-value="mm" calcext:value-type="string">
            <text:p>mm</text:p>
          </table:table-cell>
          <table:table-cell table:style-name="ce34" table:formula="of:=[.E17]" office:value-type="float" office:value="400" calcext:value-type="float">
            <text:p>400</text:p>
          </table:table-cell>
          <table:table-cell table:number-columns-repeated="2"/>
        </table:table-row>
        <table:table-row table:style-name="ro2">
          <table:table-cell table:style-name="ce10" table:formula="of:=IF([.B$3]=&quot;metric&quot;;&quot;M8 Smooth Rods&quot;;&quot;5/16 in. Smooth Rods&quot;)" office:value-type="string" office:string-value="M8 Smooth Rods" calcext:value-type="string" table:number-columns-spanned="4" table:number-rows-spanned="1">
            <text:p>M8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3"/>
        </table:table-row>
        <table:table-row table:style-name="ro2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370" calcext:value-type="float">
            <text:p>37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170+(IF([.B$3]=&quot;metric&quot;;[.B5];[.B5]*25.4))" office:value-type="float" office:value="370" calcext:value-type="float">
            <text:p>370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400" calcext:value-type="float">
            <text:p>40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4" table:formula="of:=IF([.B4]=&quot;RS&quot;;170;200)+(IF([.B$3]=&quot;metric&quot;;[.B$6];[.B$6]*25.4))" office:value-type="float" office:value="400" calcext:value-type="float">
            <text:p>400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8];[.E18]/25.4);1)" office:value-type="float" office:value="350" calcext:value-type="float">
            <text:p>350</text:p>
          </table:table-cell>
          <table:table-cell table:style-name="ce32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$4]=&quot;RS&quot;;125;150)+(IF([.B$3]=&quot;metric&quot;;[.B$7];[.B$7]*25.4))"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3"/>
        </table:table-row>
        <table:table-row table:style-name="ro2">
          <table:table-cell table:style-name="ce8" office:value-type="string" calcext:value-type="string">
            <text:p>M5 threaded rod for Z axis</text:p>
          </table:table-cell>
          <table:table-cell office:value-type="float" office:value="2" calcext:value-type="float">
            <text:p>2</text:p>
          </table:table-cell>
          <table:table-cell table:style-name="ce24" table:formula="of:=[.C18]-25" office:value-type="float" office:value="325" calcext:value-type="float">
            <text:p>325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M10 threaded rod for Y axis (RS only)</text:p>
          </table:table-cell>
          <table:table-cell table:style-name="ce20" table:formula="of:=IF([.B$4]=&quot;TS&quot;;0;2)" office:value-type="float" office:value="0" calcext:value-type="float">
            <text:p>0</text:p>
          </table:table-cell>
          <table:table-cell table:style-name="ce26" table:formula="of:=IF([.B21]&gt;0;ROUND(IF([.B$3]=&quot;metric&quot;;[.E21];[.E21]/25.4);1);&quot;&quot;)">
            <text:p/>
          </table:table-cell>
          <table:table-cell table:style-name="ce32" table:formula="of:=IF([.B21]&gt;0;IF([.$B$3]=&quot;metric&quot;;&quot;mm&quot;;&quot;inches&quot;);&quot;&quot;)">
            <text:p/>
          </table:table-cell>
          <table:table-cell table:style-name="ce34" table:formula="of:=195+(IF([.B$3]=&quot;metric&quot;;[.B6];[.B6]*#REF!.B64))" office:value-type="float" office:value="395" calcext:value-type="float">
            <text:p>395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3];[.E23]/25.4);1)" office:value-type="float" office:value="830" calcext:value-type="float">
            <text:p>830</text:p>
          </table:table-cell>
          <table:table-cell table:style-name="ce27" table:formula="of:=[.C6]" office:value-type="string" office:string-value="mm" calcext:value-type="string">
            <text:p>mm</text:p>
          </table:table-cell>
          <table:table-cell table:style-name="ce33" table:formula="of:=IF([.B4]=&quot;RS&quot;;400;430)+IF([.B3]=&quot;metric&quot;;[.B6]*2;[.B6]*2*25.4)" office:value-type="float" office:value="830" calcext:value-type="float">
            <text:p>8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7" table:formula="of:=ROUND(IF([.B$3]=&quot;metric&quot;;[.B5]*2+500;[.B5]*2+500/25.4);1)" office:value-type="float" office:value="900" calcext:value-type="float">
            <text:p>900</text:p>
          </table:table-cell>
          <table:table-cell table:style-name="ce27" table:formula="of:=[.C5]" office:value-type="string" office:string-value="mm" calcext:value-type="string">
            <text:p>m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3"/>
        </table:table-row>
        <table:table-row table:style-name="ro2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M10 nuts and washers</text:p>
          </table:table-cell>
          <table:table-cell table:formula="of:=IF([.B4]=&quot;RS&quot;;12;0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5 x 10mm machine screw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5 hex nu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 51-count includes options like filament mount, lcd mount, and ramps mou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4 x 20mm machine screw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4 hex nut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3 x 8mm machine screw</text:p>
          </table:table-cell>
          <table:table-cell table:formula="of:=IF([.B$8]=&quot;geared&quot;;1;0)" office:value-type="float" office:value="0" calcext:value-type="float">
            <text:p>0</text:p>
          </table:table-cell>
          <table:table-cell office:value-type="string" calcext:value-type="string">
            <text:p>for extruder small gear (a M3x8mm grub screw may work better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3 x 10mm machine screw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3 x 14mm machine screw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M3 x 30mm machine screw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M3 x 50mm machine screw</text:p>
          </table:table-cell>
          <table:table-cell table:formula="of:=IF([.B$8]=&quot;geared&quot;;0;1)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3 x 60mm machine screw</text:p>
          </table:table-cell>
          <table:table-cell table:formula="of:=IF([.B$8]=&quot;geared&quot;;2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3 hex nut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3 lock nut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is number is approxim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2 x 16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se and M2 nuts for mounting end stop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2 hex nu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8 x 20mm smooth rod or grub screw</text:p>
          </table:table-cell>
          <table:table-cell table:formula="of:=IF([.B$8]=&quot;geared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8 washers</text:p>
          </table:table-cell>
          <table:table-cell table:formula="of:=IF([.B$8]=&quot;geared&quot;;5;0)" office:value-type="float" office:value="0" calcext:value-type="float">
            <text:p>0</text:p>
          </table:table-cell>
          <table:table-cell office:value-type="string" calcext:value-type="string">
            <text:p>For alignment of hobbed bol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8 locknut</text:p>
          </table:table-cell>
          <table:table-cell table:formula="of:=IF([.B$8]=&quot;geared&quot;;1;0)" office:value-type="float" office:value="0" calcext:value-type="float">
            <text:p>0</text:p>
          </table:table-cell>
          <table:table-cell office:value-type="string" calcext:value-type="string">
            <text:p>For extruder bolt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X axis tension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 belt hol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 axis bearing h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lm8uu bearing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 rod holder, lef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 rod holder, righ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 rear bracke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endstop hol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ler bearing guide (pai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two belt guides, one for each 624 bearing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body / idler se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der big gear / small gear se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SMART display frame mount (two pieces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12" office:value-type="string" calcext:value-type="string">
            <text:p>ATX power supply mou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f mounting standard ATX supply to a deck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 table:number-columns-spanned="3" table:number-rows-spanned="1">
            <text:p>230mm x 230mm x 6mm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K2 Heat bed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 table:number-columns-spanned="3" table:number-rows-spanned="1">
            <text:p>MK1, MK2, MK2a, MK2b...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29"/>
          <table:table-cell table:number-columns-repeated="4"/>
        </table:table-row>
        <table:table-row table:style-name="ro2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LM8UU Linear bearing</text:p>
          </table:table-cell>
          <table:table-cell office:value-type="float" office:value="11" calcext:value-type="float">
            <text:p>11</text:p>
          </table:table-cell>
          <table:table-cell table:style-name="ce29" table:number-columns-spanned="3" table:number-rows-spanned="1"/>
          <table:covered-table-cell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608ZZ roller bearing</text:p>
          </table:table-cell>
          <table:table-cell table:formula="of:=IF([.B$8]=&quot;geared&quot;;3;0)" office:value-type="float" office:value="0" calcext:value-type="float">
            <text:p>0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624RS roller bearing</text:p>
          </table:table-cell>
          <table:table-cell table:formula="of:=IF([.B$8]=&quot;geared&quot;;2;3)" office:value-type="float" office:value="3" calcext:value-type="float">
            <text:p>3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MK7 Drive gear (or similar)</text:p>
          </table:table-cell>
          <table:table-cell table:formula="of:=IF([.B$8]=&quot;geared&quot;;0;1)" office:value-type="float" office:value="1" calcext:value-type="float">
            <text:p>1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 calcext:value-type="string">
            <text:p>5mm to 5mm shaft couplers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 table:number-columns-spanned="3" table:number-rows-spanned="1">
            <text:p>Can also use vinyl tubing instea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80mm x 80mm fan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29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Extruder idler springs</text:p>
          </table:table-cell>
          <table:table-cell table:formula="of:=IF([.B$8]=&quot;geared&quot;;2;1)" office:value-type="float" office:value="1" calcext:value-type="float">
            <text:p>1</text:p>
          </table:table-cell>
          <table:table-cell table:style-name="ce29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Z endstop adjustment spring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Like the bed leveling springs, approx 1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obbed bolt</text:p>
          </table:table-cell>
          <table:table-cell table:formula="of:=IF([.B$8]=&quot;geared&quot;;1;0)" office:value-type="float" office:value="0" calcext:value-type="float">
            <text:p>0</text:p>
          </table:table-cell>
          <table:table-cell office:value-type="string" calcext:value-type="string">
            <text:p>Recommend airwolf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mmend Jhe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nter mount deck (optiona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” x 18” x 1/2” plywood works well.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2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etric rul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13mm wren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Wire cutt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ill 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i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oldering iron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2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/00/0000</text:date>, <text:time style:data-style-name="N2" text:time-value="19:18:21.162883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5-01-01T15:04:40.374565600</dc:date>
    <meta:editing-duration>P83DT12H22M3S</meta:editing-duration>
    <meta:editing-cycles>64</meta:editing-cycles>
    <meta:generator>LibreOffice/4.2.6.3$Linux_X86_64 LibreOffice_project/420m0$Build-3</meta:generator>
    <meta:printed-by>Marty Rice</meta:printed-by>
    <meta:print-date>2014-10-31T20:38:13.956709794</meta:print-date>
    <dc:creator>Marty Rice</dc:creator>
    <meta:document-statistic meta:table-count="1" meta:cell-count="283" meta:object-count="0"/>
  </office:meta>
</office:document-meta>
</file>